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_33__20_Dashes_20_3_20_Dots_20__28_var_29_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349cm" fo:min-width="11.259cm" fo:padding-top="0.151cm" fo:padding-bottom="0.151cm" fo:padding-left="0.276cm" fo:padding-right="0.276cm"/>
    </style:style>
    <style:style style:name="gr2" style:family="graphic" style:parent-style-name="standard">
      <style:graphic-properties draw:stroke="solid" draw:stroke-dash="_33__20_Dashes_20_3_20_Dots_20__28_var_29_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349cm" fo:min-width="1.988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433cm" fo:min-width="1.987cm" fo:padding-top="0.152cm" fo:padding-bottom="0.152cm" fo:padding-left="0.277cm" fo:padding-right="0.2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51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318cm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 fo:min-height="7.751cm" fo:min-width="12.07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811cm" svg:height="1.651cm" svg:x="1.508cm" svg:y="2.27cm">
          <text:p text:style-name="P1">ОП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651cm" svg:x="1.648cm" svg:y="4.93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651cm" svg:x="4.685cm" svg:y="4.937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4cm" svg:height="1.397cm" svg:x="1.648cm" svg:y="7.604cm">
          <text:p/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frame draw:style-name="gr4" draw:text-style-name="P4" draw:layer="layout" svg:width="3.017cm" svg:height="0.886cm" svg:x="2.047cm" svg:y="9.255cm">
          <draw:text-box>
            <text:p>T, B</text:p>
          </draw:text-box>
        </draw:frame>
        <draw:line draw:style-name="gr5" draw:text-style-name="P3" draw:layer="layout" svg:x1="2.918cm" svg:y1="3.921cm" svg:x2="2.918cm" svg:y2="4.937cm">
          <text:p/>
        </draw:line>
        <draw:line draw:style-name="gr5" draw:text-style-name="P3" draw:layer="layout" svg:x1="2.918cm" svg:y1="6.588cm" svg:x2="2.918cm" svg:y2="7.604cm">
          <text:p/>
        </draw:line>
        <draw:line draw:style-name="gr5" draw:text-style-name="P3" draw:layer="layout" svg:x1="5.955cm" svg:y1="3.921cm" svg:x2="5.955cm" svg:y2="4.937cm">
          <text:p/>
        </draw:line>
        <draw:custom-shape draw:style-name="gr2" draw:text-style-name="P2" draw:layer="layout" svg:width="2.54cm" svg:height="1.651cm" svg:x="7.763cm" svg:y="4.937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4cm" svg:height="1.397cm" svg:x="10.863cm" svg:y="7.604cm">
          <text:p/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frame draw:style-name="gr6" draw:text-style-name="P4" draw:layer="layout" svg:width="2.818cm" svg:height="0.886cm" svg:x="11.033cm" svg:y="9.258cm">
          <draw:text-box>
            <text:p>E, MO</text:p>
          </draw:text-box>
        </draw:frame>
        <draw:line draw:style-name="gr5" draw:text-style-name="P3" draw:layer="layout" svg:x1="9.033cm" svg:y1="3.921cm" svg:x2="9.033cm" svg:y2="4.937cm">
          <text:p/>
        </draw:line>
        <draw:line draw:style-name="gr5" draw:text-style-name="P3" draw:layer="layout" svg:x1="12.133cm" svg:y1="6.588cm" svg:x2="12.133cm" svg:y2="7.604cm">
          <text:p/>
        </draw:line>
        <draw:custom-shape draw:style-name="gr2" draw:text-style-name="P2" draw:layer="layout" svg:width="2.54cm" svg:height="1.651cm" svg:x="10.827cm" svg:y="4.937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2.097cm" svg:y1="3.921cm" svg:x2="12.097cm" svg:y2="4.937cm">
          <text:p/>
        </draw:line>
        <draw:custom-shape draw:style-name="gr7" draw:text-style-name="P3" draw:layer="layout" svg:width="12.573cm" svg:height="8.001cm" svg:x="1.254cm" svg:y="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4cm" svg:height="1.397cm" svg:x="4.763cm" svg:y="7.591cm">
          <text:p/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frame draw:style-name="gr6" draw:text-style-name="P4" draw:layer="layout" svg:width="2.818cm" svg:height="0.886cm" svg:x="5.167cm" svg:y="9.258cm">
          <draw:text-box>
            <text:p>A, C</text:p>
          </draw:text-box>
        </draw:frame>
        <draw:line draw:style-name="gr5" draw:text-style-name="P3" draw:layer="layout" svg:x1="6.033cm" svg:y1="6.575cm" svg:x2="6.033cm" svg:y2="7.591cm">
          <text:p/>
        </draw:line>
        <draw:custom-shape draw:style-name="gr3" draw:text-style-name="P3" draw:layer="layout" svg:width="2.54cm" svg:height="1.397cm" svg:x="7.863cm" svg:y="7.591cm">
          <text:p/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frame draw:style-name="gr6" draw:text-style-name="P4" draw:layer="layout" svg:width="2.818cm" svg:height="0.886cm" svg:x="7.985cm" svg:y="9.258cm">
          <draw:text-box>
            <text:p>Z, MK</text:p>
          </draw:text-box>
        </draw:frame>
        <draw:line draw:style-name="gr5" draw:text-style-name="P3" draw:layer="layout" svg:x1="9.133cm" svg:y1="6.575cm" svg:x2="9.133cm" svg:y2="7.5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4-14T22:16:00.707387166</dc:date>
    <meta:editing-duration>PT3H17M4S</meta:editing-duration>
    <meta:editing-cycles>8</meta:editing-cycles>
    <meta:generator>LibreOffice/5.4.6.2$Linux_X86_64 LibreOffice_project/40m0$Build-2</meta:generator>
    <meta:document-statistic meta:object-count="22"/>
  </office:meta>
</office:document-meta>
</file>